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97cm" fo:min-width="2.761cm"/>
    </style:style>
    <style:style style:name="gr2" style:family="graphic" style:parent-style-name="standard">
      <style:graphic-properties draw:textarea-horizontal-align="justify" draw:textarea-vertical-align="middle" draw:auto-grow-height="false" fo:min-height="0.624cm" fo:min-width="2.145cm"/>
    </style:style>
    <style:style style:name="gr3" style:family="graphic" style:parent-style-name="standard">
      <style:graphic-properties draw:textarea-horizontal-align="justify" draw:textarea-vertical-align="middle" draw:auto-grow-height="false" fo:min-height="0.814cm" fo:min-width="2.408cm"/>
    </style:style>
    <style:style style:name="gr4" style:family="graphic" style:parent-style-name="standard">
      <style:graphic-properties draw:textarea-horizontal-align="justify" draw:textarea-vertical-align="middle" draw:auto-grow-height="false" fo:min-height="0.992cm" fo:min-width="2.272cm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2.304cm"/>
    </style:style>
    <style:style style:name="gr6" style:family="graphic" style:parent-style-name="standard">
      <style:graphic-properties draw:textarea-horizontal-align="justify" draw:textarea-vertical-align="middle" draw:auto-grow-height="false" fo:min-height="0.824cm" fo:min-width="1.99cm"/>
    </style:style>
    <style:style style:name="gr7" style:family="graphic" style:parent-style-name="standard">
      <style:graphic-properties draw:textarea-horizontal-align="justify" draw:textarea-vertical-align="middle" draw:auto-grow-height="false" fo:min-height="1.079cm" fo:min-width="2.527cm"/>
    </style:style>
    <style:style style:name="gr8" style:family="graphic" style:parent-style-name="standard">
      <style:graphic-properties draw:textarea-horizontal-align="justify" draw:textarea-vertical-align="middle" draw:auto-grow-height="false" fo:min-height="0.894cm" fo:min-width="1.6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43cm"/>
      <style:paragraph-properties style:writing-mode="tb-rl"/>
    </style:style>
    <style:style style:name="gr12" style:family="graphic" style:parent-style-name="standard">
      <style:graphic-properties draw:textarea-horizontal-align="justify" draw:textarea-vertical-align="middle" draw:auto-grow-height="false" fo:min-height="0.992cm" fo:min-width="1.777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182cm"/>
      <style:paragraph-properties style:writing-mode="tb-rl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423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611cm" svg:height="1.481cm" svg:x="2.896cm" svg:y="5.368cm">
          <text:p text:style-name="P1"><text:span text:style-name="T1">CP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611cm" svg:height="1.481cm" svg:x="2.896cm" svg:y="2.616cm">
          <text:p text:style-name="P2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5.289cm" svg:height="1.747cm" svg:x="2.557cm" svg:y="8.33cm">
          <text:p text:style-name="P1"><text:span text:style-name="T2">High IRQ</text:span></text:p>
          <text:p text:style-name="P1"><text:span text:style-name="T2">Load on CP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8" draw:id="id8" draw:layer="layout" svg:width="5.289cm" svg:height="1.746cm" svg:x="2.557cm" svg:y="11.148cm">
          <text:p text:style-name="P1"><text:span text:style-name="T2">CPU has</text:span></text:p>
          <text:p text:style-name="P1"><text:span text:style-name="T2">room for tas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9" draw:id="id9" draw:layer="layout" svg:width="5.289cm" svg:height="1.747cm" svg:x="2.557cm" svg:y="14.177cm">
          <text:p text:style-name="P1"><text:span text:style-name="T1">Task fi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0" draw:id="id10" draw:layer="layout" svg:width="5.815cm" svg:height="2.128cm" svg:x="2.294cm" svg:y="17.111cm">
          <text:p text:style-name="P1"><text:span text:style-name="T3">Is the CPU with</text:span></text:p>
          <text:p text:style-name="P1"><text:span text:style-name="T3">the lowest</text:span></text:p>
          <text:p text:style-name="P1"><text:span text:style-name="T3">power co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5.542cm" svg:height="2.484cm" svg:x="2.43cm" svg:y="20.469cm">
          <text:p text:style-name="P1"><text:span text:style-name="T3">wake_up_idle flag s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3" draw:id="id3" draw:layer="layout" svg:width="3.964cm" svg:height="1.519cm" svg:x="15.121cm" svg:y="20.952cm">
          <text:p text:style-name="P1"><text:span text:style-name="T1">CPU sel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3.52cm" svg:height="1.518cm" svg:x="16.642cm" svg:y="24.426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4.279cm" svg:height="1.879cm" svg:x="14.963cm" svg:y="8.264cm">
          <text:p text:style-name="P1"><text:span text:style-name="T4">Backup CPU selection</text:span></text:p>
          <text:p text:style-name="P1"><text:span text:style-name="T4">or sched_boost flag 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4.318cm" svg:height="2.286cm" svg:x="14.944cm" svg:y="13.907cm">
          <text:p text:style-name="P1"><text:span text:style-name="T2">CPU has most spare</text:span></text:p>
          <text:p text:style-name="P1"><text:span text:style-name="T2">capacity avail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7.103cm" svg:y1="10.143cm" svg:x2="17.103cm" svg:y2="13.907cm" draw:start-shape="id1" draw:start-glue-point="8" draw:end-shape="id2" draw:end-glue-point="4" svg:d="M17103 10143v3764" svg:viewBox="0 0 1 3765">
          <text:p/>
        </draw:connector>
        <draw:connector draw:style-name="gr9" draw:text-style-name="P3" draw:layer="layout" svg:x1="17.103cm" svg:y1="22.471cm" svg:x2="18.402cm" svg:y2="24.426cm" draw:start-shape="id3" draw:start-glue-point="8" draw:end-shape="id4" draw:end-glue-point="4" svg:d="M17103 22471v978h1299v977" svg:viewBox="0 0 1300 1956">
          <text:p/>
        </draw:connector>
        <draw:connector draw:style-name="gr9" draw:text-style-name="P3" draw:layer="layout" svg:x1="5.202cm" svg:y1="4.097cm" svg:x2="5.202cm" svg:y2="5.368cm" draw:start-shape="id5" draw:start-glue-point="8" draw:end-shape="id6" draw:end-glue-point="4" svg:d="M5202 4097v1271" svg:viewBox="0 0 1 1272">
          <text:p/>
        </draw:connector>
        <draw:connector draw:style-name="gr9" draw:text-style-name="P3" draw:layer="layout" svg:x1="5.202cm" svg:y1="6.849cm" svg:x2="5.202cm" svg:y2="8.33cm" draw:start-shape="id6" draw:start-glue-point="8" draw:end-shape="id7" draw:end-glue-point="4" svg:d="M5202 6849v1481" svg:viewBox="0 0 1 1482">
          <text:p/>
        </draw:connector>
        <draw:connector draw:style-name="gr9" draw:text-style-name="P3" draw:layer="layout" svg:x1="5.202cm" svg:y1="10.077cm" svg:x2="5.202cm" svg:y2="11.148cm" draw:start-shape="id7" draw:start-glue-point="6" draw:end-shape="id8" draw:end-glue-point="4" svg:d="M5202 10077v1071" svg:viewBox="0 0 1 1072">
          <text:p/>
        </draw:connector>
        <draw:connector draw:style-name="gr9" draw:text-style-name="P3" draw:layer="layout" svg:x1="5.202cm" svg:y1="12.894cm" svg:x2="5.202cm" svg:y2="14.177cm" draw:start-shape="id8" draw:start-glue-point="6" draw:end-shape="id9" draw:end-glue-point="4" svg:d="M5202 12894v1283" svg:viewBox="0 0 1 1284">
          <text:p/>
        </draw:connector>
        <draw:connector draw:style-name="gr9" draw:text-style-name="P3" draw:layer="layout" svg:x1="5.202cm" svg:y1="15.924cm" svg:x2="5.202cm" svg:y2="17.111cm" draw:start-shape="id9" draw:start-glue-point="6" draw:end-shape="id10" draw:end-glue-point="4" svg:d="M5202 15924v1187" svg:viewBox="0 0 1 1188">
          <text:p/>
        </draw:connector>
        <draw:connector draw:style-name="gr9" draw:text-style-name="P3" draw:layer="layout" svg:x1="7.846cm" svg:y1="9.204cm" svg:x2="14.963cm" svg:y2="9.204cm" draw:start-shape="id7" draw:start-glue-point="7" draw:end-shape="id1" draw:end-glue-point="6" svg:d="M7846 9204h7117" svg:viewBox="0 0 7118 1">
          <text:p/>
        </draw:connector>
        <draw:frame draw:style-name="gr10" draw:text-style-name="P4" xml:id="id18" draw:id="id18" draw:layer="layout" svg:width="1.651cm" svg:height="0.962cm" svg:x="8.72cm" svg:y="8.22cm">
          <draw:text-box>
            <text:p>Yes</text:p>
          </draw:text-box>
        </draw:frame>
        <draw:frame draw:style-name="gr10" draw:text-style-name="P4" draw:layer="layout" svg:width="1.651cm" svg:height="0.962cm" svg:x="5.221cm" svg:y="10.02cm">
          <draw:text-box>
            <text:p>No</text:p>
          </draw:text-box>
        </draw:frame>
        <draw:frame draw:style-name="gr10" draw:text-style-name="P4" draw:layer="layout" svg:width="1.651cm" svg:height="0.962cm" svg:x="5.318cm" svg:y="13.119cm">
          <draw:text-box>
            <text:p>Yes</text:p>
          </draw:text-box>
        </draw:frame>
        <draw:frame draw:style-name="gr10" draw:text-style-name="P4" draw:layer="layout" svg:width="1.651cm" svg:height="0.962cm" svg:x="5.291cm" svg:y="16.17cm">
          <draw:text-box>
            <text:p>Yes</text:p>
          </draw:text-box>
        </draw:frame>
        <draw:frame draw:style-name="gr10" draw:text-style-name="P4" draw:layer="layout" svg:width="1.651cm" svg:height="0.962cm" svg:x="5.572cm" svg:y="19.677cm">
          <draw:text-box draw:corner-radius="0.788cm">
            <text:p>Yes</text:p>
          </draw:text-box>
        </draw:frame>
        <draw:frame draw:style-name="gr10" draw:text-style-name="P4" draw:layer="layout" svg:width="1.651cm" svg:height="0.962cm" svg:x="5.658cm" svg:y="22.822cm">
          <draw:text-box>
            <text:p>No</text:p>
          </draw:text-box>
        </draw:frame>
        <draw:frame draw:style-name="gr10" draw:text-style-name="P4" draw:layer="layout" svg:width="1.651cm" svg:height="0.962cm" svg:x="7.922cm" svg:y="11.12cm">
          <draw:text-box>
            <text:p>No</text:p>
          </draw:text-box>
        </draw:frame>
        <draw:frame draw:style-name="gr10" draw:text-style-name="P4" draw:layer="layout" svg:width="1.651cm" svg:height="0.962cm" svg:x="6.923cm" svg:y="20.43cm">
          <draw:text-box>
            <text:p>Yes</text:p>
          </draw:text-box>
        </draw:frame>
        <draw:connector draw:style-name="gr9" draw:text-style-name="P3" draw:layer="layout" svg:x1="19.262cm" svg:y1="15.05cm" svg:x2="19.242cm" svg:y2="9.204cm" draw:start-shape="id2" draw:start-glue-point="7" draw:end-shape="id1" draw:end-glue-point="10" svg:d="M19262 15050h502v-5846h-522" svg:viewBox="0 0 523 5847">
          <text:p/>
        </draw:connector>
        <draw:frame draw:style-name="gr11" draw:text-style-name="P4" draw:layer="layout" svg:width="1.212cm" svg:height="1.524cm" svg:x="19.03cm" svg:y="11.16cm">
          <draw:text-box>
            <text:p>No</text:p>
          </draw:text-box>
        </draw:frame>
        <draw:custom-shape draw:style-name="gr12" draw:text-style-name="P1" xml:id="id13" draw:id="id13" draw:layer="layout" svg:width="4.553cm" svg:height="2.484cm" svg:x="9.16cm" svg:y="13.808cm">
          <text:p text:style-name="P1"><text:span text:style-name="T3">Is the CPU with</text:span></text:p>
          <text:p text:style-name="P1"><text:span text:style-name="T3">the lowest</text:span></text:p>
          <text:p text:style-name="P1"><text:span text:style-name="T3">power cost</text:span></text:p>
          <text:p text:style-name="P1"><text:span text:style-name="T3">and id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5.542cm" svg:height="2.484cm" svg:x="2.431cm" svg:y="23.701cm">
          <text:p text:style-name="P1"><text:span text:style-name="T3">Is the CPU with</text:span></text:p>
          <text:p text:style-name="P1"><text:span text:style-name="T3">the lowest</text:span></text:p>
          <text:p text:style-name="P1"><text:span text:style-name="T3">power cost</text:span></text:p>
          <text:p text:style-name="P1"><text:span text:style-name="T3">least load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5.201cm" svg:y1="22.953cm" svg:x2="5.202cm" svg:y2="23.701cm" draw:start-shape="id11" draw:start-glue-point="6" draw:end-shape="id12" draw:end-glue-point="4" svg:d="M5201 22953v375h1v373" svg:viewBox="0 0 2 749">
          <text:p/>
        </draw:connector>
        <draw:connector draw:style-name="gr9" draw:text-style-name="P3" draw:layer="layout" svg:x1="5.202cm" svg:y1="19.239cm" svg:x2="5.201cm" svg:y2="20.469cm" draw:start-shape="id10" draw:start-glue-point="6" draw:end-shape="id11" draw:end-glue-point="4" svg:d="M5202 19239v616h-1v614" svg:viewBox="0 0 2 1231">
          <text:p/>
        </draw:connector>
        <draw:connector draw:style-name="gr9" draw:text-style-name="P3" draw:layer="layout" draw:line-skew="-0.209cm" svg:x1="13.713cm" svg:y1="15.05cm" svg:x2="15.121cm" svg:y2="21.712cm" draw:start-shape="id13" draw:start-glue-point="7" draw:end-shape="id3" draw:end-glue-point="6" svg:d="M13713 15050h495v6662h913" svg:viewBox="0 0 1409 6663">
          <text:p/>
        </draw:connector>
        <draw:frame draw:style-name="gr10" draw:text-style-name="P4" draw:layer="layout" svg:width="1.651cm" svg:height="0.962cm" svg:x="13.319cm" svg:y="13.954cm">
          <draw:text-box>
            <text:p>Yes</text:p>
          </draw:text-box>
        </draw:frame>
        <draw:custom-shape draw:style-name="gr12" draw:text-style-name="P1" xml:id="id14" draw:id="id14" draw:layer="layout" svg:width="4.553cm" svg:height="2.484cm" svg:x="9.16cm" svg:y="16.933cm">
          <text:p text:style-name="P1"><text:span text:style-name="T3">Is the CPU in the same</text:span></text:p>
          <text:p text:style-name="P1"><text:span text:style-name="T3">cluster as task's</text:span></text:p>
          <text:p text:style-name="P1"><text:span text:style-name="T3">previous CP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5" draw:id="id15" draw:layer="layout" svg:width="4.553cm" svg:height="2.484cm" svg:x="9.16cm" svg:y="20.499cm">
          <text:p text:style-name="P1"><text:span text:style-name="T3">Is it the least load</text:span></text:p>
          <text:p text:style-name="P1"><text:span text:style-name="T3">CPU in the clus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line-skew="-0.2cm" svg:x1="7.972cm" svg:y1="21.711cm" svg:x2="9.16cm" svg:y2="15.05cm" draw:start-shape="id11" draw:start-glue-point="7" draw:end-shape="id13" draw:end-glue-point="5" svg:d="M7972 21711h394v-6661h794" svg:viewBox="0 0 1189 6662">
          <text:p/>
        </draw:connector>
        <draw:frame draw:style-name="gr10" draw:text-style-name="P4" draw:layer="layout" svg:width="1.651cm" svg:height="0.962cm" svg:x="7.024cm" svg:y="25.63cm">
          <draw:text-box>
            <text:p>Yes</text:p>
          </draw:text-box>
        </draw:frame>
        <draw:connector draw:style-name="gr9" draw:text-style-name="P3" draw:layer="layout" draw:line-skew="-0.16cm" svg:x1="5.202cm" svg:y1="26.185cm" svg:x2="15.701cm" svg:y2="22.249cm" draw:start-shape="id12" draw:start-glue-point="6" draw:end-shape="id3" draw:end-glue-point="7" svg:d="M5202 26185v342h10499v-4278" svg:viewBox="0 0 10500 4279">
          <text:p/>
        </draw:connector>
        <draw:connector draw:style-name="gr9" draw:text-style-name="P3" draw:layer="layout" svg:x1="7.973cm" svg:y1="24.943cm" svg:x2="9.16cm" svg:y2="18.175cm" draw:start-shape="id12" draw:start-glue-point="7" draw:end-shape="id14" draw:end-glue-point="5" svg:d="M7973 24943h594v-6768h593" svg:viewBox="0 0 1188 6769">
          <text:p/>
        </draw:connector>
        <draw:frame draw:style-name="gr11" draw:text-style-name="P4" draw:layer="layout" svg:width="1.212cm" svg:height="1.524cm" svg:x="7.847cm" svg:y="23.652cm">
          <draw:text-box>
            <text:p>No</text:p>
          </draw:text-box>
        </draw:frame>
        <draw:frame draw:style-name="gr10" draw:text-style-name="P4" draw:layer="layout" svg:width="1.651cm" svg:height="0.962cm" svg:x="11.323cm" svg:y="12.72cm">
          <draw:text-box>
            <text:p>No</text:p>
          </draw:text-box>
        </draw:frame>
        <draw:custom-shape draw:style-name="gr12" draw:text-style-name="P1" xml:id="id16" draw:id="id16" draw:layer="layout" svg:width="4.553cm" svg:height="2.484cm" svg:x="14.827cm" svg:y="16.933cm">
          <text:p text:style-name="P1"><text:span text:style-name="T3">Is it the CPU</text:span></text:p>
          <text:p text:style-name="P1"><text:span text:style-name="T3">least load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1.437cm" svg:y1="19.417cm" svg:x2="11.437cm" svg:y2="20.499cm" draw:start-shape="id14" draw:start-glue-point="6" draw:end-shape="id15" draw:end-glue-point="4" svg:d="M11437 19417v1082" svg:viewBox="0 0 1 1083">
          <text:p/>
        </draw:connector>
        <draw:frame draw:style-name="gr13" draw:text-style-name="P4" draw:layer="layout" svg:width="1.682cm" svg:height="1.851cm" svg:x="10.875cm" svg:y="19.215cm">
          <draw:text-box>
            <text:p><text:span text:style-name="T5">Yes</text:span></text:p>
          </draw:text-box>
        </draw:frame>
        <draw:connector draw:style-name="gr9" draw:text-style-name="P3" draw:layer="layout" svg:x1="13.713cm" svg:y1="21.741cm" svg:x2="15.121cm" svg:y2="21.712cm" draw:start-shape="id15" draw:start-glue-point="7" draw:end-shape="id3" draw:end-glue-point="6" svg:d="M13713 21741h704v-29h704" svg:viewBox="0 0 1409 30">
          <text:p/>
        </draw:connector>
        <draw:connector draw:style-name="gr9" draw:text-style-name="P3" draw:layer="layout" svg:x1="13.713cm" svg:y1="18.175cm" svg:x2="14.827cm" svg:y2="18.175cm" draw:start-shape="id14" draw:start-glue-point="7" draw:end-shape="id16" draw:end-glue-point="5" svg:d="M13713 18175h1114" svg:viewBox="0 0 1115 1">
          <text:p/>
        </draw:connector>
        <draw:frame draw:style-name="gr10" draw:text-style-name="P4" draw:layer="layout" svg:width="1.651cm" svg:height="0.962cm" svg:x="13.024cm" svg:y="18.22cm">
          <draw:text-box>
            <text:p>No</text:p>
          </draw:text-box>
        </draw:frame>
        <draw:connector draw:style-name="gr9" draw:text-style-name="P3" draw:layer="layout" svg:x1="17.104cm" svg:y1="19.417cm" svg:x2="17.103cm" svg:y2="20.952cm" draw:start-shape="id16" draw:start-glue-point="6" draw:end-shape="id3" draw:end-glue-point="4" svg:d="M17104 19417v768h-1v767" svg:viewBox="0 0 2 1536">
          <text:p/>
        </draw:connector>
        <draw:frame draw:style-name="gr14" draw:text-style-name="P4" draw:layer="layout" svg:width="1.923cm" svg:height="2.413cm" svg:x="16.41cm" svg:y="19.216cm">
          <draw:text-box>
            <text:p>Yes</text:p>
          </draw:text-box>
        </draw:frame>
        <draw:custom-shape draw:style-name="gr7" draw:text-style-name="P2" xml:id="id17" draw:id="id17" draw:layer="layout" svg:width="4.279cm" svg:height="1.879cm" svg:x="9.297cm" svg:y="24.241cm">
          <text:p text:style-name="P1"><text:span text:style-name="T4">Backup CPU selection</text:span></text:p>
          <text:p text:style-name="P1"><text:span text:style-name="T4">or sched_boost flag 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1.437cm" svg:y1="22.983cm" svg:x2="11.437cm" svg:y2="24.241cm" draw:start-shape="id15" draw:start-glue-point="6" draw:end-shape="id17" draw:end-glue-point="4" svg:d="M11437 22983v1258" svg:viewBox="0 0 1 1259">
          <text:p/>
        </draw:connector>
        <draw:frame draw:style-name="gr13" draw:text-style-name="P4" draw:layer="layout" svg:width="1.682cm" svg:height="1.851cm" svg:x="10.875cm" svg:y="22.916cm">
          <draw:text-box>
            <text:p><text:span text:style-name="T5">No</text:span></text:p>
          </draw:text-box>
        </draw:frame>
        <draw:frame draw:style-name="gr10" draw:text-style-name="P4" draw:layer="layout" svg:width="1.651cm" svg:height="0.962cm" svg:x="13.32cm" svg:y="21.654cm">
          <draw:text-box>
            <text:p>Yes</text:p>
          </draw:text-box>
        </draw:frame>
        <draw:connector draw:style-name="gr9" draw:text-style-name="P3" draw:layer="layout" draw:line-skew="-1.952cm" svg:x1="17.103cm" svg:y1="16.193cm" svg:x2="19.085cm" svg:y2="21.712cm" draw:start-shape="id2" draw:start-glue-point="6" draw:end-shape="id3" draw:end-glue-point="10" svg:d="M17103 16193v428h2484v5091h-502" svg:viewBox="0 0 2485 5520">
          <text:p/>
        </draw:connector>
        <draw:frame draw:style-name="gr10" draw:text-style-name="P4" draw:layer="layout" svg:width="1.651cm" svg:height="0.962cm" svg:x="17.32cm" svg:y="15.754cm">
          <draw:text-box>
            <text:p>Yes</text:p>
          </draw:text-box>
        </draw:frame>
        <draw:connector draw:style-name="gr9" draw:text-style-name="P3" xml:id="id19" draw:id="id19" draw:layer="layout" svg:x1="7.846cm" svg:y1="12.021cm" svg:x2="9.545cm" svg:y2="9.182cm" draw:start-shape="id8" draw:start-glue-point="7" draw:end-shape="id18" svg:d="M7846 12021h1699v-2839" svg:viewBox="0 0 1700 2840">
          <text:p/>
        </draw:connector>
        <draw:connector draw:style-name="gr9" draw:text-style-name="P3" draw:layer="layout" svg:x1="2.557cm" svg:y1="15.051cm" svg:x2="9.545cm" svg:y2="12.021cm" draw:start-shape="id9" draw:start-glue-point="5" draw:end-shape="id19" draw:end-glue-point="0" svg:d="M2557 15051h-502v-1952h7490v-1078" svg:viewBox="0 0 7491 3031">
          <text:p/>
        </draw:connector>
        <draw:frame draw:style-name="gr10" draw:text-style-name="P4" draw:layer="layout" svg:width="1.651cm" svg:height="0.962cm" svg:x="1.923cm" svg:y="14.02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07:59:39.767935000</meta:creation-date>
    <dc:date>2016-03-17T11:46:42.097387000</dc:date>
    <meta:editing-duration>PT7M27S</meta:editing-duration>
    <meta:editing-cycles>2</meta:editing-cycles>
    <meta:generator>LibreOffice/5.0.2.2$MacOSX_X86_64 LibreOffice_project/37b43f919e4de5eeaca9b9755ed688758a8251fe</meta:generator>
    <meta:document-statistic meta:object-count="60"/>
  </office:meta>
</office:document-meta>
</file>